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false" fo:min-height="1.143cm" fo:min-width="0.899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363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728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63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799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84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14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letter-kerning="true" style:font-name-asian="DejaVu Sans" style:font-size-asian="18pt" style:language-asian="en" style:country-asian="US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003cm" svg:height="1.999cm" svg:x="10.234cm" svg:y="12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863cm" svg:height="0.63cm" svg:x="11.825cm" svg:y="15.969cm">
            <draw:text-box>
              <text:p text:style-name="P2"><text:span text:style-name="T1">d</text:span></text:p>
            </draw:text-box>
          </draw:frame>
          <draw:frame draw:style-name="gr3" draw:text-style-name="P4" draw:layer="layout" svg:width="1.228cm" svg:height="0.63cm" svg:x="11.908cm" svg:y="12.946cm">
            <draw:text-box>
              <text:p text:style-name="P2"><text:span text:style-name="T2">( <text:s text:c="2"/>)</text:span></text:p>
            </draw:text-box>
          </draw:frame>
          <draw:g>
            <draw:line draw:style-name="gr4" draw:text-style-name="P5" draw:layer="layout" svg:x1="11.163cm" svg:y1="13.9cm" svg:x2="11.306cm" svg:y2="14.043cm">
              <text:p/>
            </draw:line>
            <draw:line draw:style-name="gr4" draw:text-style-name="P5" draw:layer="layout" svg:x1="11.163cm" svg:y1="14.043cm" svg:x2="11.306cm" svg:y2="13.9cm">
              <text:p/>
            </draw:line>
          </draw:g>
          <draw:frame draw:style-name="gr5" draw:text-style-name="P4" draw:layer="layout" svg:width="0.763cm" svg:height="0.63cm" svg:x="10.702cm" svg:y="13.445cm">
            <draw:text-box>
              <text:p text:style-name="P2"><text:span text:style-name="T3">O</text:span></text:p>
            </draw:text-box>
          </draw:frame>
          <draw:line draw:style-name="gr6" draw:text-style-name="P5" draw:layer="layout" svg:x1="12.234cm" svg:y1="16.972cm" svg:x2="8.234cm" svg:y2="12.972cm">
            <text:p/>
          </draw:line>
          <draw:line draw:style-name="gr4" draw:text-style-name="P5" draw:layer="layout" svg:x1="11.239cm" svg:y1="13.981cm" svg:x2="12.218cm" svg:y2="14.087cm">
            <text:p/>
          </draw:line>
          <draw:frame draw:style-name="gr7" draw:text-style-name="P4" draw:layer="layout" svg:width="1.299cm" svg:height="0.63cm" svg:x="11.014cm" svg:y="14.044cm">
            <draw:text-box>
              <text:p text:style-name="P2"><text:span text:style-name="T3">4 cm</text:span></text:p>
            </draw:text-box>
          </draw:frame>
          <draw:frame draw:style-name="gr8" draw:text-style-name="P4" draw:layer="layout" svg:width="0.784cm" svg:height="0.63cm" svg:x="12.152cm" svg:y="13.812cm">
            <draw:text-box>
              <text:p text:style-name="P2"><text:span text:style-name="T3">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3:44:45.406416082</meta:creation-date>
    <dc:date>2018-04-10T13:53:39.033902400</dc:date>
    <meta:editing-duration>PT4M37S</meta:editing-duration>
    <meta:editing-cycles>2</meta:editing-cycles>
    <meta:generator>LibreOffice/6.0.0.3$MacOSX_X86_64 LibreOffice_project/64a0f66915f38c6217de274f0aa8e15618924765</meta:generator>
    <meta:document-statistic meta:object-count="12"/>
  </office:meta>
</office:document-meta>
</file>